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Ubuntu" svg:font-family="Ubuntu"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1.256cm"/>
    </style:style>
    <style:style style:name="co4" style:family="table-column">
      <style:table-column-properties fo:break-before="auto" style:column-width="20.638cm"/>
    </style:style>
    <style:style style:name="ro4"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no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float" office:value="1">
            <text:p>1</text:p>
          </table:table-cell>
          <table:table-cell office:value-type="string">
            <text:p>Thompson, J. D., Plewniak, F., Ripp, R., Thierry, J.-C., and Poch, O. (2001). Towards a reliable objective function for multiple sequence alignments. Journal of Molecular Biology, 314(4):937-951.</text:p>
          </table:table-cell>
        </table:table-row>
        <table:table-row table:style-name="ro2">
          <table:table-cell office:value-type="float" office:value="2">
            <text:p>2</text:p>
          </table:table-cell>
          <table:table-cell office:value-type="string">
            <text:p>Silva, F. J. M. J., Pérez, J. M. S. M., Pulido, J. A. G. A., and Rodríguez, M. V. A. (2011). Parallel niche pareto AlineaGA-an evolutionary multiobjective approach on multiple sequence alignment. Journal of integrative bioinformatics, 8(3).</text:p>
          </table:table-cell>
        </table:table-row>
        <table:table-row table:style-name="ro2">
          <table:table-cell office:value-type="float" office:value="3">
            <text:p>3</text:p>
          </table:table-cell>
          <table:table-cell office:value-type="string">
            <text:p>Silva, F., Sánchez Pérez, J., Gómez Pulido, J., and Vega Rodríguez, M. (2010). AlineaGA—a genetic algorithm with local search optimization for multiple sequence alignment. Applied Intelligence, 32(2):164-172.</text:p>
          </table:table-cell>
        </table:table-row>
        <table:table-row table:style-name="ro4">
          <table:table-cell office:value-type="float" office:value="4">
            <text:p>4</text:p>
          </table:table-cell>
          <table:table-cell table:style-name="Default" office:value-type="string">
            <text:p>Pevzner, A. Pavel.(2000), Computational Molecular Biology An Algorithmic Approach, Chapter 7 MIT Press 0-262-16197-4</text:p>
          </table:table-cell>
        </table:table-row>
        <table:table-row table:style-name="ro2">
          <table:table-cell office:value-type="float" office:value="5">
            <text:p>5</text:p>
          </table:table-cell>
          <table:table-cell office:value-type="string">
            <text:p>Thompson, J. D., Plewniak, F., and Poch, O. (1999). BAliBASE: a benchmark alignment database for the evaluation of multiple alignment programs. Bioinformatics, 15(1):87-88.</text:p>
          </table:table-cell>
        </table:table-row>
        <table:table-row table:style-name="ro4">
          <table:table-cell office:value-type="float" office:value="6">
            <text:p>6</text:p>
          </table:table-cell>
          <table:table-cell table:style-name="Default" office:value-type="string">
            <text:p>Dayhoff, M. O. and Schwartz, R. M. (1978). A model of evolutionary change in proteins. In in Atlas of Protein Sequence and Structure.</text:p>
          </table:table-cell>
        </table:table-row>
        <table:table-row table:style-name="ro3">
          <table:table-cell office:value-type="float" office:value="7">
            <text:p>7</text:p>
          </table:table-cell>
          <table:table-cell table:style-name="ce2" office:value-type="string">
            <text:p><text:a xlink:href="http://www.bioinformatics.nl/tools/pam.html">http://www.bioinformatics.nl/tools/pam.html</text:a></text:p>
          </table:table-cell>
        </table:table-row>
        <table:table-row table:style-name="ro5">
          <table:table-cell office:value-type="float" office:value="8">
            <text:p>8</text:p>
          </table:table-cell>
          <table:table-cell office:value-type="string">
            <text:p>Zitzler, E., Laumanns, M., and Bleuler, S. (2004). A tutorial on evolutionary multiobjective optimization. In Gandibleux, X., Sevaux, M., Sörensen, K., and T'kindt, V., editors, Metaheuristics for Multiobjective Optimisation, volume 535 of Lecture Notes in Economics and Mathematical Systems, pages 3-37. Springer Berlin Heidelberg.</text:p>
          </table:table-cell>
        </table:table-row>
        <table:table-row table:style-name="ro2">
          <table:table-cell office:value-type="float" office:value="9">
            <text:p>9</text:p>
          </table:table-cell>
          <table:table-cell office:value-type="string">
            <text:p>Wang, Y. and Li, K.-B. (2004). An adaptive and iterative algorithm for refining multiple sequence alignment. Computational Biology and Chemistry, 28(2):141-148.</text:p>
          </table:table-cell>
        </table:table-row>
        <table:table-row table:style-name="ro5">
          <table:table-cell office:value-type="float" office:value="10">
            <text:p>10</text:p>
          </table:table-cell>
          <table:table-cell office:value-type="string">
            <text:p>Thompson, J. D., Higgins, D. G., and Gibson, T. J. (1994). CLUSTALW : improving the sensitivity of progressive multiple sequence alignment through sequence weighting, position-specific gap penalties and weight matrix choice. Nucleic Acids Research, 22(22):4673-4680.</text:p>
          </table:table-cell>
        </table:table-row>
        <table:table-row table:style-name="ro3">
          <table:table-cell office:value-type="float" office:value="11">
            <text:p>11</text:p>
          </table:table-cell>
          <table:table-cell office:value-type="string">
            <text:p>Taylor, W. (1988). A flexible method to align large numbers of biological sequences. 28(1-2):161-169.</text:p>
          </table:table-cell>
        </table:table-row>
        <table:table-row table:style-name="ro3">
          <table:table-cell office:value-type="float" office:value="12">
            <text:p>12</text:p>
          </table:table-cell>
          <table:table-cell office:value-type="string">
            <text:p>Notredame, C. and Higgins, D. G. (1996). SAGA: Sequence alignment by genetic algorithm. Nucleic Acids Research, 24(8):1515-1524.</text:p>
          </table:table-cell>
        </table:table-row>
        <table:table-row table:style-name="ro2">
          <table:table-cell office:value-type="float" office:value="13">
            <text:p>13</text:p>
          </table:table-cell>
          <table:table-cell office:value-type="string">
            <text:p>Gotoh, O. (1996). Significant improvement in accuracy of multiple protein sequence alignments by iterative refinement as assessed by reference to structural alignments. Journal of molecular biology, 264(4):823-838.</text:p>
          </table:table-cell>
        </table:table-row>
        <table:table-row table:style-name="ro2">
          <table:table-cell office:value-type="float" office:value="14">
            <text:p>14</text:p>
          </table:table-cell>
          <table:table-cell office:value-type="string">
            <text:p>Notredame, C., Higgins, D. G., and Heringa, J. (2000). T-coffee: a novel method for fast and accurate multiple sequence alignment. Journal of Molecular Biology, 302(1):205-217.</text:p>
          </table:table-cell>
        </table:table-row>
        <table:table-row table:style-name="ro4">
          <table:table-cell office:value-type="float" office:value="15">
            <text:p>15</text:p>
          </table:table-cell>
          <table:table-cell table:style-name="Default" office:value-type="string">
            <text:p>Zvelebil, M. and Baum. understanding bioinformatics. Garland Science, New York, second edition.</text:p>
          </table:table-cell>
        </table:table-row>
        <table:table-row table:style-name="ro2">
          <table:table-cell office:value-type="float" office:value="16">
            <text:p>16</text:p>
          </table:table-cell>
          <table:table-cell office:value-type="string">
            <text:p>Thompson, J. D., Plewniak, F., and Poch, O. (1999). A comprehensive comparison of multiple sequence alignment programs. Nucleic Acids Research, 27(13):2682-2690.</text:p>
          </table:table-cell>
        </table:table-row>
        <table:table-row table:style-name="ro4">
          <table:table-cell office:value-type="float" office:value="17">
            <text:p>17</text:p>
          </table:table-cell>
          <table:table-cell table:style-name="Default" office:value-type="string">
            <text:p>Marti-Renom, M. A., Madhusudhan, M. S., and Sali, A. (2004). Alignment of protein sequences by their profiles. Protein Science, 13(4):1071-1087.</text:p>
          </table:table-cell>
        </table:table-row>
        <table:table-row table:style-name="ro4">
          <table:table-cell office:value-type="float" office:value="18">
            <text:p>18</text:p>
          </table:table-cell>
          <table:table-cell table:style-name="Default" office:value-type="string">
            <text:p>Kupis, P. and Mańdziuk, J. (2007). Multiple sequence alignment with Evolutionary-Progressive method. In Beliczynski, B., Dzielinski, A., Iwanowski, M., and Ribeiro, B., editors, Adaptive and Natural Computing Algorithms, volume 4431 of Lecture Notes in Computer Science, pages 23-30. Springer Berlin Heidelberg.</text:p>
          </table:table-cell>
        </table:table-row>
        <table:table-row table:style-name="ro3">
          <table:table-cell office:value-type="float" office:value="19">
            <text:p>19</text:p>
          </table:table-cell>
          <table:table-cell office:value-type="string">
            <text:p>Mitchell, M. (1999). An Introduction To Genetic Algorithms. MIT Press, Cambridge, Massachusetts.</text:p>
          </table:table-cell>
        </table:table-row>
        <table:table-row table:style-name="ro4">
          <table:table-cell office:value-type="float" office:value="20">
            <text:p>20</text:p>
          </table:table-cell>
          <table:table-cell table:style-name="Default" office:value-type="string">
            <text:p>Manning, T., Sleator, R. D., and Walsh, P. (2013). Naturally selecting solutions: The use of genetic algorithms in bioinformatics. Bioengineered, 4(5):266-278.</text:p>
          </table:table-cell>
        </table:table-row>
        <table:table-row table:style-name="ro4">
          <table:table-cell office:value-type="float" office:value="21">
            <text:p>21</text:p>
          </table:table-cell>
          <table:table-cell table:style-name="Default" office:value-type="string">
            <text:p>http://www.numpy.org</text:p>
          </table:table-cell>
        </table:table-row>
        <table:table-row table:style-name="ro4">
          <table:table-cell office:value-type="float" office:value="22">
            <text:p>22</text:p>
          </table:table-cell>
          <table:table-cell table:style-name="Default" office:value-type="string">
            <text:p>Silva, F. J. M., Sanchez-Perez, J. M., Gomez-Pulido, J. A., and Vega-Rodriguez, M. A. (2010). An evolutionary approach for performing multiple sequence alignment. In Evolutionary Computation (CEC), 2010 IEEE Congress on, pages 1-7. IEEE.</text:p>
          </table:table-cell>
        </table:table-row>
        <table:table-row table:style-name="ro4">
          <table:table-cell office:value-type="float" office:value="23">
            <text:p>23</text:p>
          </table:table-cell>
          <table:table-cell table:style-name="Default" office:value-type="string">
            <text:p>da Silva, F. J. M., Sanchez Perez, J. M., Pulido, J. A. G., and Rodriguez, M. A. V. (2009). Optimizing multiple sequence alignment by improving mutation operators of a genetic algorithm. In Intelligent Systems Design and Applications, 2009. ISDA &amp;#039;09. Ninth International Conference on, pages 1257-1262. IEEE.</text:p>
          </table:table-cell>
        </table:table-row>
        <table:table-row table:style-name="ro5">
          <table:table-cell office:value-type="float" office:value="24">
            <text:p>24</text:p>
          </table:table-cell>
          <table:table-cell office:value-type="string">
            <text:p>Horn, J., Nafpliotis, N., and Goldberg, D. E. (1994). A niched pareto genetic algorithm for multiobjective optimization. In Evolutionary Computation, 1994. IEEE World Congress on Computational Intelligence., Proceedings of the First IEEE Conference on, pages 82-87 vol.1. IEEE.</text:p>
          </table:table-cell>
        </table:table-row>
        <table:table-row table:style-name="ro4">
          <table:table-cell office:value-type="float" office:value="25">
            <text:p>25</text:p>
          </table:table-cell>
          <table:table-cell table:style-name="Default" office:value-type="string">
            <text:p>Chellapilla, K. and Fogel, G. B. (1999). Multiple sequence alignment using evolutionary programming. In Evolutionary Computation, 1999. CEC 99. Proceedings of the 1999 Congress on, volume 1, pages 445-452 Vol. 1. IEEE.</text:p>
          </table:table-cell>
        </table:table-row>
        <table:table-row table:style-name="ro3">
          <table:table-cell office:value-type="float" office:value="26">
            <text:p>26</text:p>
          </table:table-cell>
          <table:table-cell office:value-type="string">
            <text:p>Wang, L. and Jiang, T. (1994). On the complexity of multiple sequence alignment. Journal of Computational Biology, 1(4):337-348.</text:p>
          </table:table-cell>
        </table:table-row>
        <table:table-row table:style-name="ro3">
          <table:table-cell office:value-type="float" office:value="27">
            <text:p>27</text:p>
          </table:table-cell>
          <table:table-cell table:style-name="Default" office:value-type="string">
            <text:p><text:a xlink:href="http://en.wikipedia.org/wiki/NP-complete">http://en.wikipedia.org/wiki/NP-complete</text:a> (download on 2014-03-06)</text:p>
          </table:table-cell>
        </table:table-row>
        <table:table-row table:style-name="ro4">
          <table:table-cell office:value-type="float" office:value="28">
            <text:p>28</text:p>
          </table:table-cell>
          <table:table-cell table:style-name="Default" office:value-type="string">
            <text:p>Darwin C. (1859) On the Origin of Species ISBN-13: 978-1853267802 Wordsworth Editions.</text:p>
          </table:table-cell>
        </table:table-row>
        <table:table-row table:style-name="ro3">
          <table:table-cell office:value-type="float" office:value="29">
            <text:p>29</text:p>
          </table:table-cell>
          <table:table-cell table:style-name="Default" office:value-type="string">
            <text:p>Needleman, S. B. and Wunsch, C. D. (1970). A general method applicable to the search for similarities in the amino acid sequence of two proteins. Journal of Molecular Biology, 48(3):443-453.</text:p>
          </table:table-cell>
        </table:table-row>
        <table:table-row table:style-name="ro3">
          <table:table-cell office:value-type="float" office:value="30">
            <text:p>30</text:p>
          </table:table-cell>
          <table:table-cell table:style-name="Default" office:value-type="string">
            <text:p>http://www.quretec.com/u/vilo/edu/2005-06/Text_Algorithms/index.cgi?f=L5_Edit&amp;p=NW&amp;d=next</text:p>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Ubuntu" svg:font-family="Ubuntu"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mo"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ga" number:country="IE">€</number:currency-symbol>
      <number:number number:decimal-places="2" number:min-integer-digits="1" number:grouping="true"/>
    </number:currency-style>
    <number:currency-style style:name="N107">
      <style:text-properties fo:color="#ff0000"/>
      <number:text>-</number:text>
      <number:currency-symbol number:language="ga" number:country="IE">€</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8">08/03/2014</text:date>, <text:time>23:30: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3T14:14:56</meta:creation-date>
    <dc:date>2014-03-08T23:30:51</dc:date>
    <dc:creator>David Morrisroe</dc:creator>
    <meta:editing-duration>P1DT8H49M39S</meta:editing-duration>
    <meta:editing-cycles>15</meta:editing-cycles>
    <meta:generator>OpenOffice/4.0.1$Linux OpenOffice.org_project/401m5$Build-9714</meta:generator>
    <meta:document-statistic meta:table-count="3" meta:cell-count="60" meta:object-count="0"/>
  </office:meta>
</office:document-meta>
</file>